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TablePreview2.svm" manifest:media-type=""/>
  <manifest:file-entry manifest:full-path="Pictures/TablePreview1.svm" manifest:media-type="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7.079cm" fo:min-width="16.627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6.007cm" fo:min-width="3.362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3.326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67cm" fo:min-width="3.362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49cm" fo:min-width="2.21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3cm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2" style:family="graphic" style:parent-style-name="standard">
      <style:graphic-properties draw:stroke-linejoin="round" svg:stroke-linecap="round" draw:textarea-horizontal-align="justify" draw:textarea-vertical-align="middle" draw:auto-grow-height="false" fo:min-height="0.787cm" fo:min-width="3.039cm" draw:shadow="visible" draw:shadow-opacity="80%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4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cm" loext:decorative="false"/>
      <style:paragraph-properties style:writing-mode="lr-tb"/>
    </style:style>
    <style:style style:name="co1" style:family="table-column">
      <style:table-column-properties style:column-width="0.751cm" style:use-optimal-column-width="false"/>
    </style:style>
    <style:style style:name="co2" style:family="table-column">
      <style:table-column-properties style:column-width="2.718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2.441cm" style:use-optimal-column-width="false"/>
    </style:style>
    <style:style style:name="co5" style:family="table-column">
      <style:table-column-properties style:column-width="2.445cm" style:use-optimal-column-width="false"/>
    </style:style>
    <style:style style:name="co6" style:family="table-column">
      <style:table-column-properties style:column-width="2.424cm" style:use-optimal-column-width="false"/>
    </style:style>
    <style:style style:name="co7" style:family="table-column">
      <style:table-column-properties style:column-width="2.428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="none" draw:fill-color="#ffffff"/>
      <style:text-properties fo:color="#ffff00" loext:opacity="100%" fo:font-size="12pt" style:text-underline-style="solid" style:text-underline-width="auto" style:text-underline-color="font-color" fo:font-weight="bold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00" loext:opacity="100%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 style:writing-mode="lr-tb"/>
      <style:text-properties fo:color="#ffff00" loext:opacity="100%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  <style:text-properties fo:color="#ffff00" loext:opacity="100%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 style:writing-mode="lr-tb"/>
      <style:text-properties fo:color="#ffff00" loext:opacity="100%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text-properties fo:color="#ffff00" loext:opacity="100%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ffff00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3465a4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3465a4" loext:opacity="100%" fo:font-size="12pt" style:font-size-asian="12pt" style:font-size-complex="12pt"/>
    </style:style>
    <style:style style:name="T1" style:family="text">
      <style:text-properties fo:color="#ffff00" loext:opacity="100%" fo:font-size="12pt" style:text-underline-style="solid" style:text-underline-width="auto" style:text-underline-color="font-color" fo:font-weight="bold" style:font-size-asian="12pt" style:font-size-complex="12pt"/>
    </style:style>
    <style:style style:name="T2" style:family="text">
      <style:text-properties fo:color="#ffff00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00" loext:opacity="100%" fo:font-weight="bold" style:font-weight-asian="bold" style:font-weight-complex="bold"/>
    </style:style>
    <style:style style:name="T6" style:family="text">
      <style:text-properties fo:color="#ffff00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3465a4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3465a4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Eleve" draw:style-name="dp1" draw:master-page-name="Standard">
        <draw:frame draw:style-name="gr1" draw:text-style-name="P1" draw:layer="layout" svg:width="1.84cm" svg:height="0.725cm" svg:x="1cm" svg:y="1cm">
          <draw:text-box>
            <text:p><text:span text:style-name="T1">El</text:span><text:span text:style-name="T1">ev</text:span><text:span text:style-name="T1">es</text:span></text:p>
          </draw:text-box>
        </draw:frame>
        <draw:custom-shape draw:style-name="gr2" draw:text-style-name="P2" draw:layer="layout" svg:width="17.127cm" svg:height="7.329cm" svg:x="2.038cm" svg:y="2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62cm" svg:height="6.257cm" svg:x="2.896cm" svg:y="2.7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62cm" svg:height="6.257cm" svg:x="8.617cm" svg:y="2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62cm" svg:height="6.257cm" svg:x="14.123cm" svg:y="2.6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26cm" svg:height="1.001cm" svg:x="2.896cm" svg:y="2.789cm">
          <text:p text:style-name="P3"><text:span text:style-name="T2">Fr</text:span><text:span text:style-name="T2">an</text:span><text:span text:style-name="T2">ca</text:span><text:span text:style-name="T2">i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62cm" svg:height="2.717cm" svg:x="2.896cm" svg:y="3.826cm">
          <text:p text:style-name="P5"><text:span text:style-name="T3">2</text:span><text:span text:style-name="T3">6 </text:span><text:span text:style-name="T3">el</text:span><text:span text:style-name="T3">e</text:span><text:span text:style-name="T3">v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717cm" svg:height="0.999cm" svg:x="3.397cm" svg:y="7.402cm">
          <text:p text:style-name="P7"><text:span text:style-name="T4">Pl</text:span><text:span text:style-name="T4">u</text:span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717cm" svg:height="0.999cm" svg:x="9.154cm" svg:y="7.366cm">
          <text:p text:style-name="P7"><text:span text:style-name="T4">Pl</text:span><text:span text:style-name="T4">u</text:span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717cm" svg:height="0.999cm" svg:x="14.66cm" svg:y="7.367cm">
          <text:p text:style-name="P7"><text:span text:style-name="T4">Pl</text:span><text:span text:style-name="T4">u</text:span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62cm" svg:height="2.717cm" svg:x="8.654cm" svg:y="3.647cm">
          <text:p text:style-name="P5"><text:span text:style-name="T3">2</text:span><text:span text:style-name="T3">4 </text:span><text:span text:style-name="T3">el</text:span><text:span text:style-name="T3">e</text:span><text:span text:style-name="T3">v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62cm" svg:height="2.717cm" svg:x="14.159cm" svg:y="3.683cm">
          <text:p text:style-name="P5"><text:span text:style-name="T3">2</text:span><text:span text:style-name="T3">2 </text:span><text:span text:style-name="T3">el</text:span><text:span text:style-name="T3">e</text:span><text:span text:style-name="T3">v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26cm" svg:height="1.001cm" svg:x="8.653cm" svg:y="2.646cm">
          <text:p text:style-name="P3"><text:span text:style-name="T2">All</text:span><text:span text:style-name="T2">e</text:span><text:span text:style-name="T2">m</text:span><text:span text:style-name="T2">an</text:span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26cm" svg:height="1.001cm" svg:x="14.123cm" svg:y="2.681cm">
          <text:p text:style-name="P3"><text:span text:style-name="T2">A</text:span><text:span text:style-name="T2">ng</text:span><text:span text:style-name="T2">lai</text:span><text:span text:style-name="T2">s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639cm" svg:height="0.962cm" svg:x="8.689cm" svg:y="10.047cm">
          <draw:text-box>
            <text:p><text:span text:style-name="T5">E</text:span><text:span text:style-name="T5">C</text:span><text:span text:style-name="T5">O</text:span><text:span text:style-name="T5">L</text:span><text:span text:style-name="T5">A</text:span><text:span text:style-name="T5">G</text:span><text:span text:style-name="T5">E</text:span></text:p>
          </draw:text-box>
        </draw:frame>
        <draw:frame draw:style-name="gr8" draw:text-style-name="P2" draw:layer="layout" svg:width="17.098cm" svg:height="8.999cm" svg:x="2.003cm" svg:y="11.4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Formations" draw:style-name="dp1" draw:master-page-name="Standard">
        <draw:frame draw:style-name="gr9" draw:text-style-name="P10" draw:layer="layout" svg:width="3.063cm" svg:height="0.725cm" svg:x="1cm" svg:y="1cm">
          <draw:text-box>
            <text:p><text:span text:style-name="T6">Formations :</text:span></text:p>
          </draw:text-box>
        </draw:frame>
        <draw:frame draw:style-name="gr10" draw:layer="layout" svg:width="17.09cm" svg:height="4.034cm" svg:x="2.038cm" svg:y="2.56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bg-none">
              <table:table-cell>
                <text:p><text:span text:style-name="T7">id</text:span></text:p>
              </table:table-cell>
              <table:table-cell>
                <text:p><text:span text:style-name="T7">Formations</text:span></text:p>
              </table:table-cell>
              <table:table-cell>
                <text:p><text:span text:style-name="T7">Nombre de niveau</text:span></text:p>
              </table:table-cell>
              <table:table-cell>
                <text:p><text:span text:style-name="T7">Duree</text:span></text:p>
              </table:table-cell>
              <table:table-cell>
                <text:p><text:span text:style-name="T7">Ecolage</text:span></text:p>
              </table:table-cell>
              <table:table-cell>
                <text:p><text:span text:style-name="T7">Nombre eleve</text:span></text:p>
              </table:table-cell>
              <table:table-cell>
                <text:p><text:span text:style-name="T7">Voir</text:span></text:p>
              </table:table-cell>
            </table:table-row>
            <table:table-row table:style-name="ro1" table:default-cell-style-name="bg-none">
              <table:table-cell>
                <text:p><text:span text:style-name="T7">1</text:span></text:p>
              </table:table-cell>
              <table:table-cell>
                <text:p><text:span text:style-name="T7">Allemand</text:span></text:p>
              </table:table-cell>
              <table:table-cell>
                <text:p><text:span text:style-name="T7">3</text:span></text:p>
              </table:table-cell>
              <table:table-cell>
                <text:p><text:span text:style-name="T7">9</text:span></text:p>
              </table:table-cell>
              <table:table-cell>
                <text:p><text:span text:style-name="T7">150000</text:span></text:p>
              </table:table-cell>
              <table:table-cell>
                <text:p><text:span text:style-name="T7">11</text:span></text:p>
              </table:table-cell>
              <table:table-cell>
                <text:p><text:span text:style-name="T7">Voir <text:s/>del</text:span></text:p>
              </table:table-cell>
            </table:table-row>
            <table:table-row table:style-name="ro1" table:default-cell-style-name="bg-none">
              <table:table-cell>
                <text:p><text:span text:style-name="T7">2</text:span></text:p>
              </table:table-cell>
              <table:table-cell>
                <text:p><text:span text:style-name="T7">Anglais</text:span></text:p>
              </table:table-cell>
              <table:table-cell>
                <text:p><text:span text:style-name="T7">3</text:span></text:p>
              </table:table-cell>
              <table:table-cell>
                <text:p><text:span text:style-name="T7">6</text:span></text:p>
              </table:table-cell>
              <table:table-cell>
                <text:p><text:span text:style-name="T7">120000</text:span></text:p>
              </table:table-cell>
              <table:table-cell>
                <text:p><text:span text:style-name="T7">5</text:span></text:p>
              </table:table-cell>
              <table:table-cell>
                <text:p><text:span text:style-name="T7">Voir <text:s/>del</text:span></text:p>
              </table:table-cell>
            </table:table-row>
            <table:table-row table:style-name="ro1" table:default-cell-style-name="bg-none">
              <table:table-cell>
                <text:p><text:span text:style-name="T7">3</text:span></text:p>
              </table:table-cell>
              <table:table-cell>
                <text:p><text:span text:style-name="T7">Francais</text:span></text:p>
              </table:table-cell>
              <table:table-cell>
                <text:p><text:span text:style-name="T7">3</text:span></text:p>
              </table:table-cell>
              <table:table-cell>
                <text:p><text:span text:style-name="T7">6</text:span></text:p>
              </table:table-cell>
              <table:table-cell>
                <text:p><text:span text:style-name="T7">30000</text:span></text:p>
              </table:table-cell>
              <table:table-cell>
                <text:p><text:span text:style-name="T7">9</text:span></text:p>
              </table:table-cell>
              <table:table-cell>
                <text:p><text:span text:style-name="T7">Voir <text:s/>de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1" draw:layer="layout" svg:width="10.488cm" svg:height="0.725cm" svg:x="1.86cm" svg:y="1.785cm">
          <draw:text-box>
            <text:p><text:span text:style-name="T8">Tableau representations de toutes les Formations</text:span></text:p>
          </draw:text-box>
        </draw:frame>
        <draw:custom-shape draw:style-name="gr12" draw:text-style-name="P13" draw:layer="layout" svg:width="3.539cm" svg:height="1.037cm" svg:x="15.59cm" svg:y="6.972cm">
          <text:p text:style-name="P12"><text:span text:style-name="T9">Aj</text:span><text:span text:style-name="T9">ou</text:span><text:span text:style-name="T9">ter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354cm" svg:height="0.962cm" svg:x="1.823cm" svg:y="8.152cm">
          <draw:text-box>
            <text:p><text:span text:style-name="T8">Diagramme</text:span> <text:span text:style-name="T8">d ‘evolution</text:span></text:p>
          </draw:text-box>
        </draw:frame>
        <draw:frame draw:style-name="gr8" draw:text-style-name="P2" draw:layer="layout" svg:width="16.018cm" svg:height="9.01cm" svg:x="2.324cm" svg:y="9.7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 2" draw:style-name="dp1" draw:master-page-name="Standard">
        <draw:frame draw:style-name="gr14" draw:text-style-name="P10" draw:layer="layout" svg:width="4.147cm" svg:height="0.725cm" svg:x="1cm" svg:y="1cm">
          <draw:text-box>
            <text:p><text:span text:style-name="T6">Emplois du temps</text:span></text:p>
          </draw:text-box>
        </draw:frame>
        <draw:frame draw:style-name="gr15" draw:text-style-name="P15" draw:layer="layout" svg:width="4.1cm" svg:height="0.725cm" svg:x="1.859cm" svg:y="1.93cm">
          <draw:text-box>
            <text:p><text:span text:style-name="T10">Mois de septembre</text:span></text:p>
          </draw:text-box>
        </draw:frame>
        <draw:frame draw:style-name="gr10" draw:layer="layout" svg:width="16.971cm" svg:height="3.847cm" svg:x="2.085cm" svg:y="2.73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bg-none">
              <table:table-cell>
                <text:p><text:span text:style-name="T7">Heure</text:span></text:p>
              </table:table-cell>
              <table:table-cell>
                <text:p><text:span text:style-name="T7">Lundi</text:span></text:p>
              </table:table-cell>
              <table:table-cell>
                <text:p><text:span text:style-name="T7">Mardi</text:span></text:p>
              </table:table-cell>
              <table:table-cell>
                <text:p><text:span text:style-name="T7">mercredi</text:span></text:p>
              </table:table-cell>
              <table:table-cell>
                <text:p><text:span text:style-name="T7">jeudi</text:span></text:p>
              </table:table-cell>
              <table:table-cell>
                <text:p><text:span text:style-name="T7">vendredi</text:span></text:p>
              </table:table-cell>
              <table:table-cell>
                <text:p><text:span text:style-name="T7">dimanche</text:span></text:p>
              </table:table-cell>
            </table:table-row>
            <table:table-row table:style-name="ro1" table:default-cell-style-name="bg-none">
              <table:table-cell>
                <text:p><text:span text:style-name="T7">8h - 10h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<text:span text:style-name="T7">10h - 12h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<text:span text:style-name="T7">14h - 16h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1:51:34.014563454</meta:creation-date>
    <dc:date>2025-09-29T19:52:49.222732518</dc:date>
    <meta:editing-duration>PT28M24S</meta:editing-duration>
    <meta:editing-cycles>8</meta:editing-cycles>
    <meta:generator>LibreOffice/24.2.7.2$Linux_X86_64 LibreOffice_project/420$Build-2</meta:generator>
    <meta:document-statistic meta:object-count="2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11cm" xlink:href="." xlink:type="simple" chart:class="chart:bar" chart:style-name="ch1">
        <chart:legend chart:legend-position="end" svg:x="13.782cm" svg:y="3.708cm" style:legend-expansion="high" chart:style-name="ch2"/>
        <chart:plot-area chart:style-name="ch3" chart:data-source-has-labels="both" svg:x="0.32cm" svg:y="0.18cm" svg:width="13.142cm" svg:height="8.651cm">
          <chart:coordinate-region svg:x="0.941cm" svg:y="0.379cm" svg:width="12.521cm" svg:height="7.80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99cm" svg:height="9cm" xlink:href="." xlink:type="simple" chart:class="chart:bar" chart:style-name="ch1">
        <chart:legend chart:legend-position="end" svg:x="14.862cm" svg:y="3.703cm" style:legend-expansion="high" chart:style-name="ch2"/>
        <chart:plot-area chart:style-name="ch3" chart:data-source-has-labels="both" svg:x="0.341cm" svg:y="0.18cm" svg:width="14.18cm" svg:height="8.64cm">
          <chart:coordinate-region svg:x="0.962cm" svg:y="0.379cm" svg:width="13.559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